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5" style:family="paragraph" style:parent-style-name="Standard" style:list-style-name="L12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6" style:family="paragraph" style:parent-style-name="Standard" style:list-style-name="L13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7" style:family="paragraph" style:parent-style-name="Standard" style:list-style-name="L15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8" style:family="paragraph" style:parent-style-name="Standard" style:list-style-name="L14">
      <style:paragraph-properties fo:text-align="start" style:justify-single-word="false"/>
      <style:text-properties style:use-window-font-color="true" style:font-name="Times New Roman" fo:font-size="12pt" style:font-size-asian="12pt" style:font-size-complex="12pt"/>
    </style:style>
    <style:style style:name="P29" style:family="paragraph" style:parent-style-name="Standard" style:list-style-name="L14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30" style:family="paragraph" style:parent-style-name="Standard" style:list-style-name="L15">
      <style:paragraph-properties fo:text-align="start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Standard" style:list-style-name="L10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P32" style:family="paragraph" style:parent-style-name="Standard" style:list-style-name="L14">
      <style:paragraph-properties fo:text-align="start" style:justify-single-word="false" fo:orphans="2" fo:widows="2"/>
    </style:style>
    <style:style style:name="P33" style:family="paragraph" style:parent-style-name="Standard">
      <style:paragraph-properties fo:text-align="start" style:justify-single-word="false"/>
      <style:text-properties fo:color="#ff3333" style:font-name="Times New Roman" fo:font-size="12pt" style:font-size-asian="12pt" style:font-size-complex="12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6" style:family="text">
      <style:text-properties fo:font-variant="normal" fo:text-transform="none" fo:color="#ff3333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style:use-window-font-color="true" style:font-name="Times New Roman" fo:font-size="12pt" style:font-size-asian="12pt" style:font-size-complex="12pt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ff3333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tions</text:p>
      <text:p text:style-name="P3"/>
      <text:p text:style-name="P4">Html :</text:p>
      <text:p text:style-name="P3">L1 : </text:p>
      <text:list xml:id="list7755709768094086192" text:style-name="L1">
        <text:list-item>
          <text:p text:style-name="P12">Ajout de la langue du site</text:p>
        </text:list-item>
        <text:list-item>
          <text:p text:style-name="P12">Ajout du titre du site</text:p>
        </text:list-item>
      </text:list>
      <text:p text:style-name="P3">L14 :</text:p>
      <text:list xml:id="list5356094289264310270" text:style-name="L2">
        <text:list-item>
          <text:p text:style-name="P13">Transformer la « div » en « header »</text:p>
        </text:list-item>
        <text:list-item>
          <text:p text:style-name="P13">Ajouter un « nav »</text:p>
        </text:list-item>
        <text:list-item>
          <text:p text:style-name="P13">Le titre « h3 » doit devenir « h1 »</text:p>
        </text:list-item>
        <text:list-item>
          <text:p text:style-name="P13">Ajout d'un « Alt » au logo social</text:p>
        </text:list-item>
      </text:list>
      <text:p text:style-name="P3">L26 : </text:p>
      <text:list xml:id="list554564568720151961" text:style-name="L3">
        <text:list-item>
          <text:p text:style-name="P14">Transformer la « div » en section « carrousel »</text:p>
        </text:list-item>
        <text:list-item>
          <text:p text:style-name="P14">Ajouter des « alt » aux images</text:p>
        </text:list-item>
      </text:list>
      <text:p text:style-name="P3">L54 : </text:p>
      <text:list xml:id="list7367344267687996247" text:style-name="L4">
        <text:list-item>
          <text:p text:style-name="P15">Transformer la « div » en section « about »</text:p>
        </text:list-item>
        <text:list-item>
          <text:p text:style-name="P15">Le titre « h3 » doit devenir « h2 »</text:p>
        </text:list-item>
        <text:list-item>
          <text:p text:style-name="P15">Le titre « h6 » doit devenir « p »</text:p>
        </text:list-item>
      </text:list>
      <text:p text:style-name="P3">L65 : </text:p>
      <text:list xml:id="list8307652352489019439" text:style-name="L5">
        <text:list-item>
          <text:p text:style-name="P16">Transformer la <text:s/>« div » en section « portfolio »</text:p>
        </text:list-item>
        <text:list-item>
          <text:p text:style-name="P16">Ajouter des « Alt » aux images  </text:p>
        </text:list-item>
        <text:list-item>
          <text:p text:style-name="P16">Le titre « h3 » doit devenir « h2 »</text:p>
        </text:list-item>
      </text:list>
      <text:p text:style-name="P3">L81 : </text:p>
      <text:list xml:id="list8186548844404408986" text:style-name="L6">
        <text:list-item>
          <text:p text:style-name="P17">Supprimer « figure », « blockQuote » et le « figcaption »</text:p>
        </text:list-item>
        <text:list-item>
          <text:p text:style-name="P17">Le tire « h1 » doit devenir « p »</text:p>
        </text:list-item>
        <text:list-item>
          <text:p text:style-name="P17">Sortir la « div » de la « section » </text:p>
        </text:list-item>
      </text:list>
      <text:p text:style-name="P3">L85 : </text:p>
      <text:list xml:id="list6170094265654110387" text:style-name="L7">
        <text:list-item>
          <text:p text:style-name="P18">Transformer la « div » en section « service »</text:p>
        </text:list-item>
        <text:list-item>
          <text:p text:style-name="P18">Le premier titre « h3 » doit devenir « h2 » </text:p>
        </text:list-item>
        <text:list-item>
          <text:p text:style-name="P18">Les « span »  doivent devenir « p » </text:p>
        </text:list-item>
      </text:list>
      <text:p text:style-name="P3">L121 :</text:p>
      <text:list xml:id="list6805294388191239578" text:style-name="L8">
        <text:list-item>
          <text:p text:style-name="P19">Supprimer « figure », « blockQuote » et le « figcaption »</text:p>
        </text:list-item>
        <text:list-item>
          <text:p text:style-name="P19">Le titre « h1 » doit devenir « p » </text:p>
        </text:list-item>
      </text:list>
      <text:p text:style-name="P3">L125 : </text:p>
      <text:list xml:id="list1253788364223140927" text:style-name="L9">
        <text:list-item>
          <text:p text:style-name="P20">Transformer la « div » en section « contact »</text:p>
        </text:list-item>
        <text:list-item>
          <text:p text:style-name="P20">Le titre « h3 » doit devenir « h2 »</text:p>
        </text:list-item>
      </text:list>
      <text:p text:style-name="P3"/>
      <text:p text:style-name="P3">L130 :</text:p>
      <text:list xml:id="list3102404528121495826" text:style-name="L10">
        <text:list-item>
          <text:p text:style-name="P21">Ajout de l’auto-complétion dans les champs nom et email</text:p>
        </text:list-item>
        <text:list-item>
          <text:p text:style-name="P21">Ajout de la balise for pour les labels</text:p>
        </text:list-item>
      </text:list>
      <text:p text:style-name="P3">L140 :</text:p>
      <text:list xml:id="list785072185276398610" text:style-name="L11">
        <text:list-item>
          <text:p text:style-name="P22">Ajout d'un « Alt » a l'image</text:p>
        </text:list-item>
      </text:list>
      <text:p text:style-name="P3"/>
      <text:p text:style-name="P3"><text:span text:style-name="T11">Css :</text:span></text:p>
      <text:p text:style-name="P3">Ajustement de détail mineur pour une meilleur harmonie du site. (Margin, Padding, nom...)</text:p>
      <text:p text:style-name="P33"/>
      <text:p text:style-name="P3"/>
      <text:p text:style-name="P4"/>
      <text:p text:style-name="P4"/>
      <text:p text:style-name="P4"/>
      <text:p text:style-name="P3"><text:soft-page-break/><text:span text:style-name="T11">Performance :</text:span></text:p>
      <text:p text:style-name="P1">Serve images in Next-gen formats : </text:p>
      <text:list xml:id="list3194311602460907383" text:style-name="L12">
        <text:list-item>
          <text:p text:style-name="P25">Compression et conversion en WebP</text:p>
        </text:list-item>
      </text:list>
      <text:p text:style-name="P1"/>
      <text:p text:style-name="P1">Propely size images :</text:p>
      <text:list xml:id="list2231989849080586281" text:style-name="L13">
        <text:list-item>
          <text:p text:style-name="P26">Redimensionnement des images</text:p>
        </text:list-item>
      </text:list>
      <text:p text:style-name="P5"/>
      <text:p text:style-name="P7">Minify JavaScript &amp; CSS : <text:span text:style-name="T10">sur le site</text:span></text:p>
      <text:p text:style-name="P7"/>
      <text:p text:style-name="P34">Eliminate render-blocking resources :</text:p>
      <text:list xml:id="list2310177176087066747" text:style-name="L14">
        <text:list-item>
          <text:p text:style-name="P32"><text:span text:style-name="T4">Déplacement des script en bas du body</text:span></text:p>
        </text:list-item>
      </text:list>
      <text:p text:style-name="P7"/>
      <text:p text:style-name="P8">Accessibility :</text:p>
      <text:p text:style-name="P9">Background and foreground colors : je doit changer les couleurs ?</text:p>
      <text:p text:style-name="P6"><text:span text:style-name="T9"><text:line-break/></text:span><text:span text:style-name="T4">Image elements do not have </text:span><text:span text:style-name="Source_20_Text"><text:span text:style-name="T4">[alt]</text:span></text:span><text:span text:style-name="T5"> </text:span><text:span text:style-name="T4">attributes </text:span><text:span text:style-name="T9">:</text:span></text:p>
      <text:list xml:id="list6238485442253584954" text:style-name="L15">
        <text:list-item>
          <text:p text:style-name="P27">Ajout d’attribut « alt » au images qui n'en avais pas</text:p>
        </text:list-item>
      </text:list>
      <text:p text:style-name="P6"><text:line-break/><text:span text:style-name="T4">Document doesn't have a </text:span><text:span text:style-name="Source_20_Text"><text:span text:style-name="T4">&lt;title&gt;</text:span></text:span><text:span text:style-name="T5"> </text:span><text:span text:style-name="T4">element </text:span><text:span text:style-name="T9">:</text:span></text:p>
      <text:list xml:id="list34500538" text:continue-list="list2310177176087066747" text:style-name="L14">
        <text:list-item>
          <text:p text:style-name="P28">Ajout d'un titre au site</text:p>
          <text:p text:style-name="P29"/>
        </text:list-item>
      </text:list>
      <text:p text:style-name="P10"><text:span text:style-name="T1">Form elements do not have associated labels </text:span>:</text:p>
      <text:list xml:id="list34493129" text:continue-list="list6238485442253584954" text:style-name="L15">
        <text:list-item>
          <text:p text:style-name="P27">Ajout d’attribut « for » au label</text:p>
        </text:list-item>
      </text:list>
      <text:p text:style-name="P10"><text:line-break/><text:span text:style-name="T1">Links do not have a discernible name </text:span>:</text:p>
      <text:list xml:id="list34486122" text:continue-numbering="true" text:style-name="L15">
        <text:list-item>
          <text:p text:style-name="P27">Ajout d’attribut « alt » a l'image</text:p>
        </text:list-item>
      </text:list>
      <text:p text:style-name="P10"><text:line-break/><text:span text:style-name="T1">Background and foreground colors do not have a sufficient contrast ratio :</text:span></text:p>
      <text:list xml:id="list34490128" text:continue-numbering="true" text:style-name="L15">
        <text:list-item>
          <text:p text:style-name="P30">Modification de la couleur de fond du filtre actif</text:p>
        </text:list-item>
      </text:list>
      <text:p text:style-name="P6"><text:span text:style-name="Source_20_Text"><text:span text:style-name="T4"><text:line-break/>&lt;html&gt;</text:span></text:span><text:span text:style-name="T5"> </text:span><text:span text:style-name="T4">element does not have a </text:span><text:span text:style-name="Source_20_Text"><text:span text:style-name="T4">[lang]</text:span></text:span><text:span text:style-name="T5"> </text:span><text:span text:style-name="T4">attribute </text:span><text:span text:style-name="T9">:</text:span></text:p>
      <text:list xml:id="list34499249" text:continue-numbering="true" text:style-name="L15">
        <text:list-item>
          <text:p text:style-name="P27">Ajout de la langue au site</text:p>
        </text:list-item>
      </text:list>
      <text:p text:style-name="P10"><text:line-break/><text:span text:style-name="T1">Heading elements are not in a sequentially-descending order </text:span>:</text:p>
      <text:list xml:id="list34481791" text:continue-numbering="true" text:style-name="L15">
        <text:list-item>
          <text:p text:style-name="P27">Réorganisation des titre et des balises sémantique</text:p>
        </text:list-item>
      </text:list>
      <text:p text:style-name="P1"/>
      <text:p text:style-name="P8">Seo :</text:p>
      <text:p text:style-name="P9">Meta description :</text:p>
      <text:list xml:id="list34497458" text:continue-list="list3102404528121495826" text:style-name="L10">
        <text:list-item>
          <text:p text:style-name="P31">Ajout de balise meta</text:p>
        </text:list-item>
      </text:list>
      <text:p text:style-name="P7"><text:line-break/><text:span text:style-name="T8">Document doesn't have a </text:span><text:span text:style-name="Source_20_Text"><text:span text:style-name="T8">&lt;title&gt;</text:span></text:span><text:span text:style-name="T8"> element :</text:span></text:p>
      <text:list xml:id="list34499638" text:continue-list="list34481791" text:style-name="L15">
        <text:list-item>
          <text:p text:style-name="P27">Ajout d'un titre a la pag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leschaeve</meta:initial-creator>
    <meta:creation-date>2025-02-27T15:23:34.64</meta:creation-date>
    <dc:date>2025-03-11T14:22:01.78</dc:date>
    <dc:creator>jimmy leschaeve</dc:creator>
    <meta:editing-duration>PT11H57M41S</meta:editing-duration>
    <meta:editing-cycles>22</meta:editing-cycles>
    <meta:generator>OpenOffice/4.1.15$Win32 OpenOffice.org_project/4115m2$Build-9813</meta:generator>
    <meta:document-statistic meta:table-count="0" meta:image-count="0" meta:object-count="0" meta:page-count="2" meta:paragraph-count="71" meta:word-count="511" meta:character-count="2297"/>
  </office:meta>
</office:document-meta>
</file>